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ba5e1a"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style:style>
    <style:style style:name="P62" style:family="paragraph" style:parent-style-name="Text_20_body">
      <style:text-properties officeooo:rsid="032e0234" officeooo:paragraph-rsid="032e0234"/>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4969da" officeooo:paragraph-rsid="03f09eb0" style:font-style-asian="normal" style:font-style-complex="normal"/>
    </style:style>
    <style:style style:name="P65" style:family="paragraph" style:parent-style-name="Text_20_body">
      <style:text-properties fo:font-style="normal" officeooo:rsid="03a33f41" officeooo:paragraph-rsid="04092fc4" style:font-style-asian="normal" style:font-style-complex="normal"/>
    </style:style>
    <style:style style:name="P66" style:family="paragraph" style:parent-style-name="Text_20_body">
      <style:text-properties fo:font-style="normal" officeooo:rsid="033ccd16" officeooo:paragraph-rsid="04092fc4" style:font-style-asian="normal" style:font-style-complex="normal"/>
    </style:style>
    <style:style style:name="P6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1" style:family="paragraph" style:parent-style-name="Text_20_body">
      <style:text-properties officeooo:paragraph-rsid="03e0c4ab"/>
    </style:style>
    <style:style style:name="P72" style:family="paragraph" style:parent-style-name="Text_20_body">
      <style:text-properties officeooo:rsid="036e3003" officeooo:paragraph-rsid="03e0c4ab"/>
    </style:style>
    <style:style style:name="P73" style:family="paragraph" style:parent-style-name="Text_20_body">
      <style:text-properties officeooo:paragraph-rsid="04012278"/>
    </style:style>
    <style:style style:name="P74" style:family="paragraph" style:parent-style-name="Text_20_body">
      <style:text-properties officeooo:rsid="0403133c" officeooo:paragraph-rsid="0403133c"/>
    </style:style>
    <style:style style:name="P75" style:family="paragraph" style:parent-style-name="Text_20_body">
      <style:text-properties officeooo:rsid="03356d71" officeooo:paragraph-rsid="0406b36a"/>
    </style:style>
    <style:style style:name="P76" style:family="paragraph" style:parent-style-name="Text_20_body">
      <style:text-properties officeooo:rsid="03356d71" officeooo:paragraph-rsid="040cbcaf"/>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ext_20_body">
      <style:text-properties officeooo:rsid="033ccd16" officeooo:paragraph-rsid="03f09eb0"/>
    </style:style>
    <style:style style:name="P82" style:family="paragraph" style:parent-style-name="Title">
      <style:text-properties officeooo:rsid="016da5a1" officeooo:paragraph-rsid="016da5a1"/>
    </style:style>
    <style:style style:name="P83" style:family="paragraph" style:parent-style-name="Author">
      <style:text-properties officeooo:rsid="00bb700a" officeooo:paragraph-rsid="016da5a1"/>
    </style:style>
    <style:style style:name="P84" style:family="paragraph" style:parent-style-name="Text_20_body">
      <style:paragraph-properties fo:break-before="page"/>
      <style:text-properties fo:font-weight="normal" officeooo:rsid="0198c0bc" officeooo:paragraph-rsid="03a5f13c" style:font-weight-asian="normal" style:font-weight-complex="normal"/>
    </style:style>
    <style:style style:name="P85" style:family="paragraph" style:parent-style-name="Bibliography_20_1">
      <style:paragraph-properties>
        <style:tab-stops/>
      </style:paragraph-properties>
    </style:style>
    <style:style style:name="P86" style:family="paragraph" style:parent-style-name="Code_20_Source">
      <style:text-properties fo:font-style="normal" officeooo:rsid="034969da" officeooo:paragraph-rsid="04092fc4" style:font-style-asian="normal" style:font-style-complex="normal"/>
    </style:style>
    <style:style style:name="P87" style:family="paragraph" style:parent-style-name="Code_20_Source">
      <style:text-properties officeooo:paragraph-rsid="04092fc4"/>
    </style:style>
    <style:style style:name="P88" style:family="paragraph" style:parent-style-name="Heading_20_1">
      <style:text-properties officeooo:paragraph-rsid="016da5a1"/>
    </style:style>
    <style:style style:name="P89" style:family="paragraph" style:parent-style-name="Heading_20_1">
      <style:text-properties officeooo:rsid="016b4da7" officeooo:paragraph-rsid="016f2abf"/>
    </style:style>
    <style:style style:name="P90"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61e89"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35565" style:font-weight-asian="normal" style:font-weight-complex="normal"/>
    </style:style>
    <style:style style:name="T148" style:family="text">
      <style:text-properties fo:font-weight="normal" officeooo:rsid="03c3715c" style:font-weight-asian="normal" style:font-weight-complex="normal"/>
    </style:style>
    <style:style style:name="T149" style:family="text">
      <style:text-properties fo:font-weight="normal" officeooo:rsid="03c4d73d" style:font-weight-asian="normal" style:font-weight-complex="normal"/>
    </style:style>
    <style:style style:name="T150" style:family="text">
      <style:text-properties fo:font-weight="normal" officeooo:rsid="03c5dac3" style:font-weight-asian="normal" style:font-weight-complex="normal"/>
    </style:style>
    <style:style style:name="T151" style:family="text">
      <style:text-properties fo:font-weight="normal" officeooo:rsid="03c69477" style:font-weight-asian="normal" style:font-weight-complex="normal"/>
    </style:style>
    <style:style style:name="T152" style:family="text">
      <style:text-properties fo:font-weight="normal" officeooo:rsid="03e10999" style:font-weight-asian="normal" style:font-weight-complex="normal"/>
    </style:style>
    <style:style style:name="T153" style:family="text">
      <style:text-properties fo:font-weight="normal" officeooo:rsid="03e258ad" style:font-weight-asian="normal" style:font-weight-complex="normal"/>
    </style:style>
    <style:style style:name="T154" style:family="text">
      <style:text-properties fo:font-weight="normal" officeooo:rsid="03fd0a6d" style:font-weight-asian="normal" style:font-weight-complex="normal"/>
    </style:style>
    <style:style style:name="T155" style:family="text">
      <style:text-properties fo:font-weight="normal" officeooo:rsid="0418e81b" style:font-weight-asian="normal" style:font-weight-complex="normal"/>
    </style:style>
    <style:style style:name="T156" style:family="text">
      <style:text-properties fo:font-weight="normal" officeooo:rsid="0418ffba" style:font-weight-asian="normal" style:font-weight-complex="normal"/>
    </style:style>
    <style:style style:name="T157" style:family="text">
      <style:text-properties fo:font-weight="normal" officeooo:rsid="041ae551" style:font-weight-asian="normal" style:font-weight-complex="normal"/>
    </style:style>
    <style:style style:name="T158" style:family="text">
      <style:text-properties fo:font-weight="normal" officeooo:rsid="041af08e" style:font-weight-asian="normal" style:font-weight-complex="normal"/>
    </style:style>
    <style:style style:name="T159" style:family="text">
      <style:text-properties fo:font-weight="normal" officeooo:rsid="041b9fd8" style:font-weight-asian="normal" style:font-weight-complex="normal"/>
    </style:style>
    <style:style style:name="T160" style:family="text">
      <style:text-properties fo:font-weight="normal" officeooo:rsid="0424cd1e" style:font-weight-asian="normal" style:font-weight-complex="normal"/>
    </style:style>
    <style:style style:name="T161" style:family="text">
      <style:text-properties fo:font-weight="normal" officeooo:rsid="042720cc" style:font-weight-asian="normal" style:font-weight-complex="normal"/>
    </style:style>
    <style:style style:name="T162" style:family="text">
      <style:text-properties fo:font-weight="normal" officeooo:rsid="0427e81a" style:font-weight-asian="normal" style:font-weight-complex="normal"/>
    </style:style>
    <style:style style:name="T163" style:family="text">
      <style:text-properties fo:font-weight="normal" officeooo:rsid="0429ac02" style:font-weight-asian="normal" style:font-weight-complex="normal"/>
    </style:style>
    <style:style style:name="T164" style:family="text">
      <style:text-properties fo:font-weight="normal" officeooo:rsid="042a65ca" style:font-weight-asian="normal" style:font-weight-complex="normal"/>
    </style:style>
    <style:style style:name="T165" style:family="text">
      <style:text-properties fo:font-weight="normal" officeooo:rsid="042bc3c9" style:font-weight-asian="normal" style:font-weight-complex="normal"/>
    </style:style>
    <style:style style:name="T166" style:family="text">
      <style:text-properties fo:font-weight="normal" officeooo:rsid="042d4814" style:font-weight-asian="normal" style:font-weight-complex="normal"/>
    </style:style>
    <style:style style:name="T167" style:family="text">
      <style:text-properties fo:font-weight="normal" officeooo:rsid="042d8a18" style:font-weight-asian="normal" style:font-weight-complex="normal"/>
    </style:style>
    <style:style style:name="T168" style:family="text">
      <style:text-properties fo:font-weight="normal" officeooo:rsid="042e6c6a" style:font-weight-asian="normal" style:font-weight-complex="normal"/>
    </style:style>
    <style:style style:name="T169" style:family="text">
      <style:text-properties fo:font-weight="normal" officeooo:rsid="0435501b" style:font-weight-asian="normal" style:font-weight-complex="normal"/>
    </style:style>
    <style:style style:name="T170" style:family="text">
      <style:text-properties fo:font-weight="normal" officeooo:rsid="0436fd74" style:font-weight-asian="normal" style:font-weight-complex="normal"/>
    </style:style>
    <style:style style:name="T171" style:family="text">
      <style:text-properties fo:font-weight="normal" officeooo:rsid="0437846f" style:font-weight-asian="normal" style:font-weight-complex="normal"/>
    </style:style>
    <style:style style:name="T172" style:family="text">
      <style:text-properties fo:font-weight="normal" officeooo:rsid="04388277" style:font-weight-asian="normal" style:font-weight-complex="normal"/>
    </style:style>
    <style:style style:name="T173" style:family="text">
      <style:text-properties fo:font-weight="normal" officeooo:rsid="0438c3c8" style:font-weight-asian="normal" style:font-weight-complex="normal"/>
    </style:style>
    <style:style style:name="T174" style:family="text">
      <style:text-properties fo:font-weight="normal" officeooo:rsid="043aafe2" style:font-weight-asian="normal" style:font-weight-complex="normal"/>
    </style:style>
    <style:style style:name="T175" style:family="text">
      <style:text-properties fo:font-weight="normal" officeooo:rsid="043d2a3e" style:font-weight-asian="normal" style:font-weight-complex="normal"/>
    </style:style>
    <style:style style:name="T176" style:family="text">
      <style:text-properties fo:font-weight="normal" officeooo:rsid="043eb26c" style:font-weight-asian="normal" style:font-weight-complex="normal"/>
    </style:style>
    <style:style style:name="T177" style:family="text">
      <style:text-properties fo:font-weight="normal" officeooo:rsid="043f9a89" style:font-weight-asian="normal" style:font-weight-complex="normal"/>
    </style:style>
    <style:style style:name="T178" style:family="text">
      <style:text-properties fo:font-weight="normal" officeooo:rsid="043fa885" style:font-weight-asian="normal" style:font-weight-complex="normal"/>
    </style:style>
    <style:style style:name="T179" style:family="text">
      <style:text-properties officeooo:rsid="027bc3cc"/>
    </style:style>
    <style:style style:name="T180" style:family="text">
      <style:text-properties officeooo:rsid="0296d09d"/>
    </style:style>
    <style:style style:name="T181" style:family="text">
      <style:text-properties officeooo:rsid="02c3276b"/>
    </style:style>
    <style:style style:name="T182" style:family="text">
      <style:text-properties officeooo:rsid="02cb2a91"/>
    </style:style>
    <style:style style:name="T183" style:family="text">
      <style:text-properties fo:font-style="italic" fo:font-weight="normal" officeooo:rsid="02efea6f" style:font-style-asian="italic" style:font-weight-asian="normal" style:font-style-complex="italic" style:font-weight-complex="normal"/>
    </style:style>
    <style:style style:name="T184" style:family="text">
      <style:text-properties fo:font-style="italic" style:font-style-asian="italic" style:font-style-complex="italic"/>
    </style:style>
    <style:style style:name="T185" style:family="text">
      <style:text-properties fo:font-style="italic" officeooo:rsid="03362f63" style:font-style-asian="italic" style:font-style-complex="italic"/>
    </style:style>
    <style:style style:name="T186" style:family="text">
      <style:text-properties fo:font-style="italic" officeooo:rsid="035e9b04" style:font-style-asian="italic" style:font-style-complex="italic"/>
    </style:style>
    <style:style style:name="T187" style:family="text">
      <style:text-properties fo:font-style="italic" officeooo:rsid="03cbdc2e" style:font-style-asian="italic" style:font-style-complex="italic"/>
    </style:style>
    <style:style style:name="T188" style:family="text">
      <style:text-properties fo:font-style="italic" officeooo:rsid="03f5eb80" style:font-style-asian="italic" style:font-style-complex="italic"/>
    </style:style>
    <style:style style:name="T189" style:family="text">
      <style:text-properties fo:font-style="normal" fo:font-weight="normal" officeooo:rsid="02efea6f" style:font-style-asian="normal" style:font-weight-asian="normal" style:font-style-complex="normal" style:font-weight-complex="normal"/>
    </style:style>
    <style:style style:name="T190" style:family="text">
      <style:text-properties fo:font-style="normal" fo:font-weight="normal" officeooo:rsid="0426cb4f" style:font-style-asian="normal" style:font-weight-asian="normal" style:font-style-complex="normal" style:font-weight-complex="normal"/>
    </style:style>
    <style:style style:name="T191" style:family="text">
      <style:text-properties fo:font-style="normal" style:font-style-asian="normal" style:font-style-complex="normal"/>
    </style:style>
    <style:style style:name="T192" style:family="text">
      <style:text-properties fo:font-style="normal" officeooo:rsid="0328802c" style:font-style-asian="normal" style:font-style-complex="normal"/>
    </style:style>
    <style:style style:name="T193" style:family="text">
      <style:text-properties fo:font-style="normal" officeooo:rsid="03362f63" style:font-style-asian="normal" style:font-style-complex="normal"/>
    </style:style>
    <style:style style:name="T194" style:family="text">
      <style:text-properties fo:font-style="normal" officeooo:rsid="03363e18" style:font-style-asian="normal" style:font-style-complex="normal"/>
    </style:style>
    <style:style style:name="T195" style:family="text">
      <style:text-properties fo:font-style="normal" officeooo:rsid="03397fe5" style:font-style-asian="normal" style:font-style-complex="normal"/>
    </style:style>
    <style:style style:name="T196" style:family="text">
      <style:text-properties fo:font-style="normal" officeooo:rsid="033b0e0f" style:font-style-asian="normal" style:font-style-complex="normal"/>
    </style:style>
    <style:style style:name="T197" style:family="text">
      <style:text-properties fo:font-style="normal" officeooo:rsid="033f8c6e" style:font-style-asian="normal" style:font-style-complex="normal"/>
    </style:style>
    <style:style style:name="T198" style:family="text">
      <style:text-properties fo:font-style="normal" officeooo:rsid="03440906" style:font-style-asian="normal" style:font-style-complex="normal"/>
    </style:style>
    <style:style style:name="T199" style:family="text">
      <style:text-properties fo:font-style="normal" officeooo:rsid="0344100a" style:font-style-asian="normal" style:font-style-complex="normal"/>
    </style:style>
    <style:style style:name="T200" style:family="text">
      <style:text-properties fo:font-style="normal" officeooo:rsid="0345d06c" style:font-style-asian="normal" style:font-style-complex="normal"/>
    </style:style>
    <style:style style:name="T201" style:family="text">
      <style:text-properties fo:font-style="normal" officeooo:rsid="034b95e0" style:font-style-asian="normal" style:font-style-complex="normal"/>
    </style:style>
    <style:style style:name="T202" style:family="text">
      <style:text-properties fo:font-style="normal" officeooo:rsid="03cbdc2e" style:font-style-asian="normal" style:font-style-complex="normal"/>
    </style:style>
    <style:style style:name="T203" style:family="text">
      <style:text-properties fo:font-style="normal" officeooo:rsid="03cdc14e" style:font-style-asian="normal" style:font-style-complex="normal"/>
    </style:style>
    <style:style style:name="T204" style:family="text">
      <style:text-properties fo:font-style="normal" officeooo:rsid="03e60a0b" style:font-style-asian="normal" style:font-style-complex="normal"/>
    </style:style>
    <style:style style:name="T205" style:family="text">
      <style:text-properties fo:font-style="normal" officeooo:rsid="03e67196" style:font-style-asian="normal" style:font-style-complex="normal"/>
    </style:style>
    <style:style style:name="T206" style:family="text">
      <style:text-properties fo:font-style="normal" officeooo:rsid="03ed23e0" style:font-style-asian="normal" style:font-style-complex="normal"/>
    </style:style>
    <style:style style:name="T207" style:family="text">
      <style:text-properties fo:font-style="normal" officeooo:rsid="03f09eb0" style:font-style-asian="normal" style:font-style-complex="normal"/>
    </style:style>
    <style:style style:name="T208" style:family="text">
      <style:text-properties fo:font-style="normal" officeooo:rsid="03f0c93b" style:font-style-asian="normal" style:font-style-complex="normal"/>
    </style:style>
    <style:style style:name="T209" style:family="text">
      <style:text-properties fo:font-style="normal" officeooo:rsid="03f426c5" style:font-style-asian="normal" style:font-style-complex="normal"/>
    </style:style>
    <style:style style:name="T210" style:family="text">
      <style:text-properties fo:font-style="normal" officeooo:rsid="03f47c03" style:font-style-asian="normal" style:font-style-complex="normal"/>
    </style:style>
    <style:style style:name="T211" style:family="text">
      <style:text-properties fo:font-style="normal" officeooo:rsid="03f5eb80" style:font-style-asian="normal" style:font-style-complex="normal"/>
    </style:style>
    <style:style style:name="T212" style:family="text">
      <style:text-properties fo:font-style="normal" officeooo:rsid="03f601dd" style:font-style-asian="normal" style:font-style-complex="normal"/>
    </style:style>
    <style:style style:name="T213" style:family="text">
      <style:text-properties fo:font-style="normal" officeooo:rsid="03f6f2bc" style:font-style-asian="normal" style:font-style-complex="normal"/>
    </style:style>
    <style:style style:name="T214" style:family="text">
      <style:text-properties fo:font-style="normal" officeooo:rsid="03f8a1d3" style:font-style-asian="normal" style:font-style-complex="normal"/>
    </style:style>
    <style:style style:name="T215" style:family="text">
      <style:text-properties fo:font-style="normal" officeooo:rsid="03fa3d57" style:font-style-asian="normal" style:font-style-complex="normal"/>
    </style:style>
    <style:style style:name="T216" style:family="text">
      <style:text-properties fo:font-style="normal" officeooo:rsid="03fb169a" style:font-style-asian="normal" style:font-style-complex="normal"/>
    </style:style>
    <style:style style:name="T217" style:family="text">
      <style:text-properties fo:font-style="normal" officeooo:rsid="04001801" style:font-style-asian="normal" style:font-style-complex="normal"/>
    </style:style>
    <style:style style:name="T218" style:family="text">
      <style:text-properties fo:font-style="normal" officeooo:rsid="0401cbb4" style:font-style-asian="normal" style:font-style-complex="normal"/>
    </style:style>
    <style:style style:name="T219" style:family="text">
      <style:text-properties fo:font-style="normal" officeooo:rsid="04092763" style:font-style-asian="normal" style:font-style-complex="normal"/>
    </style:style>
    <style:style style:name="T220" style:family="text">
      <style:text-properties fo:font-style="normal" officeooo:rsid="040b2df8" style:font-style-asian="normal" style:font-style-complex="normal"/>
    </style:style>
    <style:style style:name="T221" style:family="text">
      <style:text-properties fo:font-style="normal" officeooo:rsid="040cbcaf" style:font-style-asian="normal" style:font-style-complex="normal"/>
    </style:style>
    <style:style style:name="T222" style:family="text">
      <style:text-properties fo:font-style="normal" officeooo:rsid="040cbdb3" style:font-style-asian="normal" style:font-style-complex="normal"/>
    </style:style>
    <style:style style:name="T223" style:family="text">
      <style:text-properties fo:font-style="normal" officeooo:rsid="0410f307" style:font-style-asian="normal" style:font-style-complex="normal"/>
    </style:style>
    <style:style style:name="T224" style:family="text">
      <style:text-properties fo:font-style="normal" officeooo:rsid="04438f92" style:font-style-asian="normal" style:font-style-complex="normal"/>
    </style:style>
    <style:style style:name="T225" style:family="text">
      <style:text-properties fo:font-style="normal" officeooo:rsid="0444dd51" style:font-style-asian="normal" style:font-style-complex="normal"/>
    </style:style>
    <style:style style:name="T226" style:family="text">
      <style:text-properties fo:font-style="normal" officeooo:rsid="0446d68e" style:font-style-asian="normal" style:font-style-complex="normal"/>
    </style:style>
    <style:style style:name="T227" style:family="text">
      <style:text-properties fo:font-style="normal" officeooo:rsid="044739fb" style:font-style-asian="normal" style:font-style-complex="normal"/>
    </style:style>
    <style:style style:name="T228" style:family="text">
      <style:text-properties fo:font-style="normal" officeooo:rsid="04496242" style:font-style-asian="normal" style:font-style-complex="normal"/>
    </style:style>
    <style:style style:name="T229" style:family="text">
      <style:text-properties fo:font-style="normal" officeooo:rsid="044b3385" style:font-style-asian="normal" style:font-style-complex="normal"/>
    </style:style>
    <style:style style:name="T230" style:family="text">
      <style:text-properties fo:font-style="normal" officeooo:rsid="044d0515" style:font-style-asian="normal" style:font-style-complex="normal"/>
    </style:style>
    <style:style style:name="T231" style:family="text">
      <style:text-properties fo:font-style="normal" officeooo:rsid="04484a3a" style:font-style-asian="normal" style:font-style-complex="normal"/>
    </style:style>
    <style:style style:name="T232" style:family="text">
      <style:text-properties fo:font-style="normal" officeooo:rsid="04526eb7" style:font-style-asian="normal" style:font-style-complex="normal"/>
    </style:style>
    <style:style style:name="T233" style:family="text">
      <style:text-properties officeooo:rsid="02f7fee3"/>
    </style:style>
    <style:style style:name="T234" style:family="text">
      <style:text-properties officeooo:rsid="03020f40"/>
    </style:style>
    <style:style style:name="T235" style:family="text">
      <style:text-properties officeooo:rsid="03189c51"/>
    </style:style>
    <style:style style:name="T236" style:family="text">
      <style:text-properties officeooo:rsid="031f7a34"/>
    </style:style>
    <style:style style:name="T237" style:family="text">
      <style:text-properties officeooo:rsid="0324b645"/>
    </style:style>
    <style:style style:name="T238" style:family="text">
      <style:text-properties officeooo:rsid="03321348"/>
    </style:style>
    <style:style style:name="T239" style:family="text">
      <style:text-properties officeooo:rsid="03362f63"/>
    </style:style>
    <style:style style:name="T240" style:family="text">
      <style:text-properties officeooo:rsid="033f8c6e"/>
    </style:style>
    <style:style style:name="T241" style:family="text">
      <style:text-properties officeooo:rsid="0340dd4e"/>
    </style:style>
    <style:style style:name="T242" style:family="text">
      <style:text-properties officeooo:rsid="03425a92"/>
    </style:style>
    <style:style style:name="T243" style:family="text">
      <style:text-properties officeooo:rsid="034fadef"/>
    </style:style>
    <style:style style:name="T244" style:family="text">
      <style:text-properties officeooo:rsid="0353f10e"/>
    </style:style>
    <style:style style:name="T245" style:family="text">
      <style:text-properties officeooo:rsid="0357973c"/>
    </style:style>
    <style:style style:name="T246" style:family="text">
      <style:text-properties officeooo:rsid="035e9b04"/>
    </style:style>
    <style:style style:name="T247" style:family="text">
      <style:text-properties officeooo:rsid="035efedf"/>
    </style:style>
    <style:style style:name="T248" style:family="text">
      <style:text-properties officeooo:rsid="036b2b1b"/>
    </style:style>
    <style:style style:name="T249" style:family="text">
      <style:text-properties officeooo:rsid="036bbfdd"/>
    </style:style>
    <style:style style:name="T250" style:family="text">
      <style:text-properties officeooo:rsid="036db5d5"/>
    </style:style>
    <style:style style:name="T251" style:family="text">
      <style:text-properties officeooo:rsid="03799604"/>
    </style:style>
    <style:style style:name="T252" style:family="text">
      <style:text-properties officeooo:rsid="0381eda7"/>
    </style:style>
    <style:style style:name="T253" style:family="text">
      <style:text-properties officeooo:rsid="0383bb54"/>
    </style:style>
    <style:style style:name="T254" style:family="text">
      <style:text-properties officeooo:rsid="038d6e8d"/>
    </style:style>
    <style:style style:name="T255" style:family="text">
      <style:text-properties officeooo:rsid="038f0514"/>
    </style:style>
    <style:style style:name="T256" style:family="text">
      <style:text-properties officeooo:rsid="0397622a"/>
    </style:style>
    <style:style style:name="T257" style:family="text">
      <style:text-properties officeooo:rsid="039c7236"/>
    </style:style>
    <style:style style:name="T258" style:family="text">
      <style:text-properties officeooo:rsid="039dc707"/>
    </style:style>
    <style:style style:name="T259" style:family="text">
      <style:text-properties officeooo:rsid="03a27414"/>
    </style:style>
    <style:style style:name="T260" style:family="text">
      <style:text-properties officeooo:rsid="03a445f5"/>
    </style:style>
    <style:style style:name="T261" style:family="text">
      <style:text-properties officeooo:rsid="03c6a36b"/>
    </style:style>
    <style:style style:name="T262" style:family="text">
      <style:text-properties officeooo:rsid="03c82e41"/>
    </style:style>
    <style:style style:name="T263" style:family="text">
      <style:text-properties officeooo:rsid="03cbdc2e"/>
    </style:style>
    <style:style style:name="T264" style:family="text">
      <style:text-properties officeooo:rsid="03d298ae"/>
    </style:style>
    <style:style style:name="T265" style:family="text">
      <style:text-properties officeooo:rsid="03d58049"/>
    </style:style>
    <style:style style:name="T266" style:family="text">
      <style:text-properties officeooo:rsid="03d82333"/>
    </style:style>
    <style:style style:name="T267" style:family="text">
      <style:text-properties officeooo:rsid="03e3f99c"/>
    </style:style>
    <style:style style:name="T268" style:family="text">
      <style:text-properties officeooo:rsid="03e7d157"/>
    </style:style>
    <style:style style:name="T269" style:family="text">
      <style:text-properties officeooo:rsid="03e84964"/>
    </style:style>
    <style:style style:name="T270" style:family="text">
      <style:text-properties officeooo:rsid="03f426c5"/>
    </style:style>
    <style:style style:name="T271" style:family="text">
      <style:text-properties officeooo:rsid="032dcedd"/>
    </style:style>
    <style:style style:name="T272" style:family="text">
      <style:text-properties officeooo:rsid="04001659"/>
    </style:style>
    <style:style style:name="T273" style:family="text">
      <style:text-properties officeooo:rsid="0403b37e"/>
    </style:style>
    <style:style style:name="T274" style:family="text">
      <style:text-properties officeooo:rsid="0405a8ae"/>
    </style:style>
    <style:style style:name="T275" style:family="text">
      <style:text-properties officeooo:rsid="0406b36a"/>
    </style:style>
    <style:style style:name="T276" style:family="text">
      <style:text-properties officeooo:rsid="040779ed"/>
    </style:style>
    <style:style style:name="T277" style:family="text">
      <style:text-properties officeooo:rsid="04092fc4"/>
    </style:style>
    <style:style style:name="T278" style:family="text">
      <style:text-properties officeooo:rsid="041568db"/>
    </style:style>
    <style:style style:name="T279" style:family="text">
      <style:text-properties officeooo:rsid="041ceeb6"/>
    </style:style>
    <style:style style:name="T280" style:family="text">
      <style:text-properties officeooo:rsid="0422505a"/>
    </style:style>
    <style:style style:name="T281" style:family="text">
      <style:text-properties officeooo:rsid="042e6c6a"/>
    </style:style>
    <style:style style:name="T282" style:family="text">
      <style:text-properties officeooo:rsid="042f115f"/>
    </style:style>
    <style:style style:name="T283" style:family="text">
      <style:text-properties officeooo:rsid="04304ec7"/>
    </style:style>
    <style:style style:name="T284" style:family="text">
      <style:text-properties officeooo:rsid="0431b3d6"/>
    </style:style>
    <style:style style:name="T285" style:family="text">
      <style:text-properties officeooo:rsid="043383cd"/>
    </style:style>
    <style:style style:name="T286" style:family="text">
      <style:text-properties officeooo:rsid="0437846f"/>
    </style:style>
    <style:style style:name="T287" style:family="text">
      <style:text-properties officeooo:rsid="043ba846"/>
    </style:style>
    <style:style style:name="T288" style:family="text">
      <style:text-properties officeooo:rsid="0446348c"/>
    </style:style>
    <style:style style:name="T289" style:family="text">
      <style:text-properties officeooo:rsid="044d5a71"/>
    </style:style>
    <style:style style:name="T290" style:family="text">
      <style:text-properties officeooo:rsid="044f06c5"/>
    </style:style>
    <style:style style:name="T291" style:family="text">
      <style:text-properties officeooo:rsid="04519e8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83">Arkadiusz Bulski</text:p>
      <text:h text:style-name="P88" text:outline-level="1">Abstract</text:h>
      <text:p text:style-name="P77">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89" text:outline-level="1">Introduction</text:h>
      <text:p text:style-name="P79">When reading papers that describe filesystem designs from the golden historical times of Unix development <text:span text:style-name="T278">to contemporary times of Linux</text:span>, one might come to a conclusion that evolution of filesystem designs was very incremental in nature and much effort was put into not making too many changes at <text:span text:style-name="T278">once. For example, both Ext4 and Btrfs are upgrades to Ext3 in sense that upgrade can be done in place. </text:span></text:p>
      <text:p text:style-name="Text_20_body">[work in progress]</text:p>
      <text:h text:style-name="P90" text:outline-level="1">New ideas</text:h>
      <text:p text:style-name="Text_20_body"/>
      <text:h text:style-name="Heading_20_3" text:outline-level="3">Inodes are not efficient. </text:h>
      <text:p text:style-name="P71"><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60">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60">and point to further blocks</text:span><text:span text:style-name="T18">, several blocks would point to where actual content is </text:span><text:span text:style-name="T59">located </text:span><text:span text:style-name="T160">(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60">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60">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9">the </text:span><text:span text:style-name="T183">extent approach</text:span><text:span text:style-name="T189"> and it requires that all blocks are read from </text:span><text:span text:style-name="T190">a continuous area on disk</text:span><text:span text:style-name="T189"> at once and after changes are made all blocks are stored to </text:span><text:span text:style-name="T190">another continuous area at once</text:span><text:span text:style-name="T189">. </text:span><text:span text:style-name="T39">Last</text:span><text:span text:style-name="T24"> </text:span><text:span text:style-name="T104">approach we shall call </text:span><text:span text:style-name="T183">block approach. </text:span><text:span text:style-name="T18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5">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6">field</text:span><text:span text:style-name="T24"> </text:span><text:span text:style-name="T25">require</text:span><text:span text:style-name="T161">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61">it does </text:span><text:span text:style-name="T64">not </text:span><text:span text:style-name="T105">account for future operations</text:span><text:span text:style-name="T64">. </text:span><text:span text:style-name="T162">Further analysis considers amortization of </text:span><text:span text:style-name="T65">performance over </text:span><text:span text:style-name="T162">most of </text:span><text:span text:style-name="T65">lifespan of a file, </text:span><text:span text:style-name="T163">and </text:span><text:span text:style-name="T106">not assume</text:span><text:span text:style-name="T163">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6">extent</text:span><text:span text:style-name="T26"> approach, where all metadata is always loaded and stored in one </text:span><text:span text:style-name="T66">sweep</text:span><text:span text:style-name="T26"> is better in every </text:span><text:span text:style-name="T157">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4">storage</text:span><text:span text:style-name="T29"> </text:span><text:span text:style-name="T164">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5">inodes and </text:span><text:span text:style-name="T117">indirect blocks </text:span><text:span text:style-name="T165">with leaf </text:span><text:span text:style-name="T167">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6">E</text:span><text:span text:style-name="T100">xtent</text:span><text:span text:style-name="T4"> approach is </text:span><text:span text:style-name="T166">shown to be </text:span><text:span text:style-name="T4">better </text:span><text:span text:style-name="T166">by </text:span><text:span text:style-name="T4">consider</text:span><text:span text:style-name="T166">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8">file </text:span><text:span text:style-name="T93">operations</text:span><text:span text:style-name="T74">. </text:span><text:span text:style-name="T75">Parent directory metadata is also excluded. At time zero </text:span><text:span text:style-name="T167">file is </text:span><text:span text:style-name="T95">assume</text:span><text:span text:style-name="T167">d to already exist</text:span><text:span text:style-name="T158">, </text:span><text:span text:style-name="T167">with all </text:span><text:span text:style-name="T95">content and </text:span><text:span text:style-name="T76">metadata. </text:span><text:span text:style-name="T167">A</text:span><text:span text:style-name="T77"> certain number of cycles </text:span><text:span text:style-name="T167">is considered, where </text:span><text:span text:style-name="T77">file </text:span><text:span text:style-name="T167">is </text:span><text:span text:style-name="T77">being opened, </text:span><text:span text:style-name="T167">metadata blocks are </text:span><text:span text:style-name="T95">accessed </text:span><text:span text:style-name="T77">several times and then </text:span><text:span text:style-name="T167">file gets </text:span><text:span text:style-name="T77">closed. </text:span><text:span text:style-name="T79">After each open</text:span><text:span text:style-name="T93">ing</text:span><text:span text:style-name="T79"> </text:span><text:span text:style-name="T85">some</text:span><text:span text:style-name="T80"> </text:span><text:span text:style-name="T159">subset of </text:span><text:span text:style-name="T79">metadata blocks are </text:span><text:span text:style-name="T95">accessed, either read or written.</text:span><text:span text:style-name="T109"> </text:span><text:span text:style-name="T167">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8">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81">S</text:span>imulation <text:span text:style-name="T281">of entire lifespan is based on three</text:span> variables, N is number of <text:span text:style-name="T180">blocks accessed </text:span>in each cycle, <text:span text:style-name="T180">M is number</text:span> <text:span text:style-name="T180">of blocks total, </text:span>and <text:span text:style-name="T180">B</text:span> is number of cycles. <text:span text:style-name="T244">Only a subset of </text:span><text:soft-page-break/><text:span text:style-name="T244">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0">Plots show total time of extent approach (blue) and block approach (red) for least and most accessed <text:span text:style-name="T279">files (N)</text:span>, <text:span text:style-name="T245">and least and most sizable</text:span> files <text:span text:style-name="T279">(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82">There are </text:span>cases where extent approach loses <text:span text:style-name="T282">to block approach </text:span>in comparison. Total times <text:span text:style-name="T282">are </text:span>compared through an inequality. <text:span text:style-name="T282">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86">can</text:span> be accessed <text:span text:style-name="T233">during one cycle before block approach starts to lose advantage. Asymptotically, </text:span>less than 1 in 166 metadata blocks <text:span text:style-name="T182">could be accessed. For smallest files the limit is 2 blocks. </text:span></text:p>
      <text:p text:style-name="P54">Remember when earlier <text:span text:style-name="T181">it </text:span>was mentioned that a 1 GB file would require at least 512 metadata blocks? According to the limits, after opening at most 5 metadata blocks <text:span text:style-name="T283">could be accessed </text:span>before block approach would lose advantage, and this includes the inode block. Is this really the kind of workload we are aiming to support? </text:p>
      <text:p text:style-name="P49"/>
      <text:p text:style-name="P52">When individual blocks <text:span text:style-name="T284">are stored time is gained on </text:span>transfer time related to small block size but <text:span text:style-name="T284">then more time is lost to </text:span>seek time <text:span text:style-name="T284">when blocks are read at next cycle</text:span>. <text:span text:style-name="T179">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43">the </text:span>extent approach <text:span text:style-name="T285">requires </text:span>one checksum to verify integrity while <text:span text:style-name="T243">the </text:span>block approach <text:span text:style-name="T285">requires </text:span>as many checksums as there are blocks. </text:p>
      <text:p text:style-name="P14"/>
      <text:p text:style-name="P27">Finally it should be admitted that the theoretical model above assumes most naive implementation of block approach <text:span text:style-name="T246">where blocks are allocated individually (non-preemptively) from entire disk (independently from uniform distribution)</text:span>. It would be possible to allocate blocks close to each <text:span text:style-name="T247">other whenever possible, increasing so called </text:span><text:span text:style-name="T186">spatial locality</text:span>. Orlov allocator is the mechanism meant to achieve that. </text:p>
      <text:p text:style-name="P29">Secondly, <text:span text:style-name="T280">disks can reorder outstanding operations to minimize total seek time. Model assumes that blocks are accessed without concurrency. Some usage scenarios allow to anticipate which blocks will be subsequently accessed. </text:span></text:p>
      <text:p text:style-name="P28">However, <text:span text:style-name="T247">arguably neither issue would trump argument being made. Seek time and also rotational delay are quite expensive even for relatively short jumps. Constructing a theoretical model that would include non-independent allocation and concurrent disk operations seems undoable. Distribution parameters are not known. </text:span></text:p>
      <text:p text:style-name="P7"/>
      <text:p text:style-name="P7"/>
      <text:h text:style-name="Heading_20_3" text:outline-level="3">B-trees are not efficient. </text:h>
      <text:p text:style-name="P37"><text:span text:style-name="T169">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70">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5">a </text:span><text:span text:style-name="T6">huge amounts of keys </text:span><text:span text:style-name="T175">are expected </text:span><text:span text:style-name="T6">to be stored. </text:span><text:span text:style-name="T175">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71">everyone</text:span><text:span text:style-name="T7">. It would be justified to use B-trees if billions of files </text:span><text:span text:style-name="T175">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71">(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71">nodes</text:span><text:span text:style-name="T4"> from root to leaf. Modern desktop computers have several gigabytes of memory and servers have even more. </text:span><text:span text:style-name="T128">Conserving memory is not justified </text:span><text:span text:style-name="T171">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72">is commenced</text:span><text:span text:style-name="T42">, all entries </text:span><text:span text:style-name="T50">(already in memory) </text:span><text:span text:style-name="T172">are relocated into </text:span><text:span text:style-name="T44">tree </text:span><text:span text:style-name="T42">nodes and store</text:span><text:span text:style-name="T172">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72">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72">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72">some </text:span><text:span text:style-name="T130">period of time then comparison is even more favorable. </text:span><text:span text:style-name="T176">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72">Intents are described in a later chapter on fsync. </text:span></text:p>
      <text:p text:style-name="P38"><text:span text:style-name="T48">T</text:span><text:span text:style-name="T4">he threshold would actually be very high. W</text:span><text:span text:style-name="T27">e need to recognize that magnetic hard </text:span><text:soft-page-break/><text:span text:style-name="T27">disks have quite </text:span><text:span text:style-name="T114">skewed</text:span><text:span text:style-name="T27"> performance characteristics. </text:span><text:span text:style-name="T29">Flash based </text:span><text:span text:style-name="T173">storage</text:span><text:span text:style-name="T29"> </text:span><text:span text:style-name="T173">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7">takes </text:span><text:span text:style-name="T174">on average </text:span><text:span text:style-name="T177">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73">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4">can be stored </text:span><text:span text:style-name="T54">instead. Smaller numbers can be encoded more compactly using varint encoding. </text:span><text:span text:style-name="T152">This topic </text:span><text:span text:style-name="T153">is </text:span><text:span text:style-name="T152">further explained in a </text:span><text:span text:style-name="T153">later </text:span><text:span text:style-name="T152">chapter </text:span><text:span text:style-name="T154">on extent efficiency</text:span><text:span text:style-name="T152">. </text:span></text:p>
      <text:p text:style-name="P8"/>
      <text:p text:style-name="P12">This argument is basically the same as for inode extent. If mapping entries <text:span text:style-name="T287">are considered </text:span>as metadata of some special file then same <text:span text:style-name="T234">theoretical model can be applied</text:span>. </text:p>
      <text:p text:style-name="P9"/>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8">s</text:span><text:span text:style-name="T120"> use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59">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5">POSIX vs Reality</text:span></text:a><text:span text:style-name="T235">. </text:span></text:p>
      <text:p text:style-name="P81">Another example is <text:span text:style-name="T240">a property </text:span>called <text:span text:style-name="T184">safe new file</text:span><text:span text:style-name="T191"> that makes fsync on parent directory unnecessary </text:span><text:span text:style-name="T224">when a new file is created</text:span><text:span text:style-name="T191">. This behavior </text:span><text:span text:style-name="T225">(and few others) </text:span><text:span text:style-name="T191">is common in modern filesystem</text:span><text:span text:style-name="T201">s</text:span><text:span text:style-name="T191"> but </text:span><text:span text:style-name="T198">it is</text:span><text:span text:style-name="T191"> not </text:span><text:span text:style-name="T204">mandated </text:span><text:span text:style-name="T191">by POSIX </text:span><text:span text:style-name="T207">so</text:span><text:span text:style-name="T191"> applications </text:span><text:span text:style-name="T207">should not </text:span><text:span text:style-name="T191">rely on </text:span><text:span text:style-name="T205">t</text:span><text:span text:style-name="T197">his property being </text:span><text:span text:style-name="T198">always </text:span><text:span text:style-name="T197">met</text:span><text:span text:style-name="T191">. Refer to </text:span><text:span text:style-name="T191"><text:bibliography-mark text:identifier="Pillai13" text:bibliography-type="article" text:author="Thanumalayan Sankaranarayana Pillai, et al" text:title="Towards Efficient, Portable Application-Level Consistency" text:year="2013">[Pillai13]</text:bibliography-mark></text:span><text:span text:style-name="T191"> for </text:span><text:span text:style-name="T197">modern filesystem semantics that are common but </text:span><text:span text:style-name="T207">are </text:span><text:span text:style-name="T197">not </text:span><text:span text:style-name="T207">part of the </text:span><text:span text:style-name="T197">standard </text:span><text:span text:style-name="T207">(POSIX). </text:span><text:span text:style-name="T199">Notice that all of the 6 behaviors they describe are met by a filesystem where all operations are </text:span><text:span text:style-name="T200">both </text:span><text:span text:style-name="T199">atomic and ordered, </text:span><text:span text:style-name="T207">as proposed below</text:span><text:span text:style-name="T199">. </text:span><text:span text:style-name="T20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text:span><text:soft-page-break/><text:span text:style-name="T207">would be safe on a filesystem where all operations are atomic and ordered. How such a filesystem could be constructed is </text:span><text:span text:style-name="T208">described below. </text:span></text:p>
      <text:p text:style-name="P64"/>
      <text:p text:style-name="P65">Following code <text:span text:style-name="T277">is not safe on all filesystems but is representative of applications: </text:span></text:p>
      <text:p text:style-name="P87">int fd = creat("file.new", S_IRUSR|S_IWUSR); </text:p>
      <text:p text:style-name="P87">write(fd, buf, <text:span text:style-name="T259">len</text:span>); </text:p>
      <text:p text:style-name="P87">close(fd); </text:p>
      <text:p text:style-name="P86">rename("file.new", "file"); </text:p>
      <text:p text:style-name="P66"/>
      <text:p text:style-name="P55">Whatever improvements to filesystems will be made in the future it seems clear that <text:s/>applications will remain to use the approach established by POSIX and filesystems will have to cooperate. <text:span text:style-name="T241">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
      <text:p text:style-name="P55">Below <text:span text:style-name="T288">is described </text:span>a new <text:span text:style-name="T236">solution</text:span> to <text:span text:style-name="T288">the </text:span>problem <text:span text:style-name="T288">of ensuring consistency </text:span>that <text:span text:style-name="T288">keeps </text:span>files correct <text:span text:style-name="T268">whether</text:span> the POSIX <text:span text:style-name="T268">compliant</text:span> approach <text:span text:style-name="T268">is used or not while performance is approaching no use of fsync at all. </text:span></text:p>
      <text:p text:style-name="P56"/>
      <text:p text:style-name="P60">Consider a filesystem where all operations are both atomic and ordered. <text:span text:style-name="T237">Above that fsync calls are implemented as no-op. </text:span></text:p>
      <text:p text:style-name="P60"><text:span text:style-name="T272">The file replacing codes above remain to keep files consistent. This is due to the fact that application developers (usually) use fsync not to persist data immediately but to persist data before metadata, which is what </text:span><text:span text:style-name="T192">ordering </text:span><text:span text:style-name="T217">behavior </text:span><text:span text:style-name="T226">implies</text:span><text:span text:style-name="T23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7">documentation</text:span></text:a><text:span text:style-name="T23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3"><text:span text:style-name="T271">Persisting ordered operations used to be implemented though ordered persistence. </text:span><text:soft-page-break/><text:span text:style-name="T271">Long time ago blocks were written one at a time (synchronous writes). Operating system <text:s/>buffered changes in memory (</text:span>the buffer cache) <text:span text:style-name="T209">and was the only party that buffered. </text:span>When hard disks started buffering writes <text:span text:style-name="T270">themselves things got broken. System was no longer in a position to tell which blocks were already persisted on the platter and which were still pending. Immediate solution was to implement </text:span><text:span text:style-name="T188">flushing buffers </text:span><text:span text:style-name="T211">th</text:span><text:span text:style-name="T216">r</text:span><text:span text:style-name="T211">ough so called </text:span><text:span text:style-name="T188">queue draining</text:span><text:span text:style-name="T210">. System </text:span><text:span text:style-name="T211">withh</text:span><text:span text:style-name="T218">eld</text:span><text:span text:style-name="T211"> </text:span><text:span text:style-name="T210">all future writes until disk reported that </text:span><text:span text:style-name="T226">all outstanding writes completed, that </text:span><text:span text:style-name="T210">queue was empty. </text:span><text:span text:style-name="T212">When flushing buffers occurred quite often </text:span><text:span text:style-name="T210">this approach basically defeated the purpose of installing buffers in disks </text:span><text:span text:style-name="T212">in the first place. </text:span></text:p>
      <text:p text:style-name="Text_20_body"><text:span text:style-name="T227">L</text:span><text:span text:style-name="T213">ater another major overhaul of disks happened. Up to this moment systems reordered requests </text:span><text:span text:style-name="T214">themselves</text:span><text:span text:style-name="T213">. Buffer cache accumulated blocks to be written and system decided, without much help from the disk, in which order should the disk write them. </text:span><text:span text:style-name="T214">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7">S</text:span><text:span text:style-name="T214">ystem was </text:span><text:span text:style-name="T227">again </text:span><text:span text:style-name="T214">no longer aware of what is the status of each request. </text:span><text:span text:style-name="T227">T</text:span><text:span text:style-name="T214">he system </text:span><text:span text:style-name="T227">did not </text:span><text:span text:style-name="T214">even </text:span><text:span text:style-name="T227">know </text:span><text:span text:style-name="T214">which of them will go to the platter first. </text:span><text:span text:style-name="T215">The solution to ensuring order of writes was the same, </text:span><text:span text:style-name="T227">through withholding further writes. </text:span></text:p>
      <text:p text:style-name="Text_20_body"><text:span text:style-name="T227">M</text:span><text:span text:style-name="T231">odern solution comes in form of two related mechanisms: explicit flushes and FUA requests. </text:span><text:span text:style-name="T228">Flushes are writes that are weakly ordered, demanding previously scheduled writes are completed before current. Previous requests can still be reordered between themselves, so can future requests. Force Unit Access </text:span><text:span text:style-name="T229">(FUA) </text:span><text:span text:style-name="T228">requests </text:span><text:span text:style-name="T229">can be reordered with any other request, imposing no ordering whatsoever, but disk reports when they landed on the platter immediately. </text:span><text:span text:style-name="T231">System is no longer responsible for ensuring ordering. Instead the disk is being issued requests marked with these two flags. </text:span><text:span text:style-name="T230">Topic is </text:span>discussed on LWN <text:a xlink:type="simple" xlink:href="https://lwn.net/Articles/400541/">The end of block barriers</text:a> and Monolight <text:a xlink:type="simple" xlink:href="http://monolight.cc/2011/06/barriers-caches-filesystems/">Barriers, Caches, Filesystems</text:a>. </text:p>
      <text:p text:style-name="P61"/>
      <text:p text:style-name="P74">Here is a <text:span text:style-name="T289">plausible</text:span> implementation of a filesystem where all operations are atomic and ordered (but not durable) <text:span text:style-name="T273">with respect to crash</text:span>. </text:p>
      <text:p text:style-name="P62"/>
      <text:p text:style-name="P62">Consider a copy on write scheme where first sector contains address of last persisted <text:span text:style-name="T238">block</text:span> and address of root inode, further sectors contain a continuous <text:span text:style-name="T274">cyclic </text:span>stream of data and metadata similar to what a log-structured filesystem would contain. </text:p>
      <text:p text:style-name="P75">Each operation puts more blocks into the stream in a sequential but asynchronous way. <text:span text:style-name="T275">Ordered operations require that space on disk is allocated sequentially but actual writes do not need to be neither atomic nor ordered. Writes can be reordered and interleaved with outstanding and future disk operations. </text:span></text:p>
      <text:p text:style-name="P75">When the filesystem is sure that blocks up to a given point were persisted it issues an atomic but also <text:span text:style-name="T276">unordered</text:span> write of the first <text:span text:style-name="T290">sector</text:span>, moving the address of last used block. Recovery is not strictly necessary <text:span text:style-name="T249">so far </text:span>because first sector <text:span text:style-name="T242">reliably </text:span>tells us how much data was stored. <text:span text:style-name="T269">The window of changes that can get lost is quite significant, depending on how many changes (or for how long) are accumulated between atomic writes of header. Modern filesystems make this sacrifice on regular basis. </text:span></text:p>
      <text:p text:style-name="P7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1">has </text:span>to be stored eventually but <text:span text:style-name="T239">not before write was persistent, </text:span><text:soft-page-break/><text:span text:style-name="T239">neither between cycles. Recovery involves doing a so called </text:span><text:span text:style-name="T185">roll forward</text:span><text:span text:style-name="T193">, scanning the log from last known end forward, looking for intents. </text:span><text:span text:style-name="T220">Each intent carries a </text:span><text:span text:style-name="T221">signature that verifies both intent integrity and that it represents actual intent, </text:span><text:span text:style-name="T222">not stale bytes </text:span><text:span text:style-name="T223">from whatever was stored there previously. </text:span><text:span text:style-name="T219">Changes defined in </text:span><text:span text:style-name="T232">an </text:span><text:span text:style-name="T193">intent have to </text:span><text:span text:style-name="T194">be incorporated into earlier inode during recovery. </text:span><text:span text:style-name="T195">Complexity is added to recovery code but performance </text:span><text:span text:style-name="T206">and utilisation </text:span><text:span text:style-name="T196">gain </text:span><text:span text:style-name="T195">may well be worth it. </text:span></text:p>
      <text:p text:style-name="P63">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50">intents and </text:span>rolling forward ensure that. </text:p>
      <text:p text:style-name="P63"/>
      <text:p text:style-name="P63"/>
      <text:h text:style-name="Heading_20_3" text:outline-level="3">Encrypting disk blocks is not useful. </text:h>
      <text:p text:style-name="P72"><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51">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8">Only solution to booting from a <text:span text:style-name="T252">(</text:span>partially<text:span text:style-name="T252">)</text:span> encrypted filesystem seems to be encrypting filesystem itself and not the block storage device <text:span text:style-name="T260">underneath</text:span>. </text:p>
      <text:p text:style-name="P17"/>
      <text:p text:style-name="P19">Consider a filesystem where encryption is applied to data structures <text:span text:style-name="T257">like inodes and not raw blocks</text:span>. <text:span text:style-name="T253">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54">stored </text:span>in the clear. <text:span text:style-name="T255">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8">unlocking</text:span> would be impossible since without password there is no way to distinguish free space to allocate from, unless space was reserved in <text:soft-page-break/>advance. <text:span text:style-name="T256">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3"><text:span text:style-name="T139">Earlier </text:span><text:span text:style-name="T144">chapters discussed the issue of storing </text:span><text:span text:style-name="T139">data structures like dictionaries and inodes in single extents. </text:span><text:span text:style-name="T144">While previous chapters were considering performance of disk devices this chapter is focused on compactness. Less bits are needed to store data in extent form than when individual blocks are used. Tho performance increase may </text:span><text:span text:style-name="T148">not be </text:span><text:span text:style-name="T149">noticeable</text:span><text:span text:style-name="T144">, space utilisation </text:span><text:span text:style-name="T147">may</text:span><text:span text:style-name="T144"> increase </text:span><text:span text:style-name="T147">significantly </text:span><text:span text:style-name="T144">letting the user store more files and whatever else. </text:span></text:p>
      <text:p text:style-name="P42"><text:span text:style-name="T140">The main reason </text:span><text:span text:style-name="T145">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5">often </text:span><text:span text:style-name="T142">not align with </text:span><text:span text:style-name="T145">boundaries </text:span><text:span text:style-name="T150">between </text:span><text:span text:style-name="T142">blocks. When we divide data into blocks we usually do that to make further operations read </text:span><text:span text:style-name="T145">or</text:span><text:span text:style-name="T142"> write </text:span><text:span text:style-name="T145">as few </text:span><text:span text:style-name="T142">blocks</text:span><text:span text:style-name="T145"> as possible</text:span><text:span text:style-name="T142">, </text:span><text:span text:style-name="T143">so dividing items between blocks should not take place. </text:span></text:p>
      <text:p text:style-name="P24"/>
      <text:p text:style-name="P44"><text:span text:style-name="T4">For example, directory entries used to be stored in data blocks like on a diagram below. File names </text:span><text:span text:style-name="T146">are much shorte</text:span><text:span text:style-name="T151">r</text:span><text:span text:style-name="T146"> than a single block so they </text:span><text:span text:style-name="T4">are </text:span><text:span text:style-name="T146">being </text:span><text:span text:style-name="T4">grouped </text:span><text:span text:style-name="T146">to occupy as much space in a block as possible. However </text:span><text:span text:style-name="T4">since file names are variable length, each block has some unpredictable </text:span><text:span text:style-name="T146">amount of </text:span><text:span text:style-name="T4">space </text:span><text:span text:style-name="T146">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soft-page-break/></text:p>
      <text:p text:style-name="P25">No doubt this approach was beneficial when memory was heavily constrained. Listing and querying entries require<text:span text:style-name="T261">s</text:span> <text:span text:style-name="T261">processing </text:span>only one block at a time. Removing or changing an entry require<text:span text:style-name="T261">s</text:span> writing only one block on disk. <text:span text:style-name="T262">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6">Consider using an extent instead. Items can be laid out next to each other with not even a byte wasted. <text:span text:style-name="T263">At most extent could be aligned to block boundaries wasting only some fragment of the last block, often called a </text:span><text:span text:style-name="T187">tail</text:span><text:span text:style-name="T202">. However if filesystem would allow extents to start and end at byte-aligned addresses then literally no byte would go to waste. </text:span><text:span text:style-name="T203">This is the case with Btrfs filesystem. </text:span></text:p>
      <text:p text:style-name="P67"><draw:frame draw:style-name="fr4" draw:name="Obraz5" text:anchor-type="paragraph" svg:width="10.77cm" svg:height="3.08cm" draw:z-index="7"><draw:image xlink:href="../dirextent.png" xlink:type="simple" xlink:show="embed" xlink:actuate="onLoad"/></draw:frame></text:p>
      <text:p text:style-name="P67">Another example, <text:span text:style-name="T264">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8">Let us consider how a dictionary could be serialized into a blob. Keys can be arbitrarily reordered within the blob because deserialization <text:span text:style-name="T265">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8"/>
      <text:p text:style-name="P69">Normally a 64 bit number occupies exactly that much space, 8 bytes. Varint encoding divides a number into 7 bit chunks starting from least significant bits. 8th bit is used to signal whether <text:span text:style-name="T266">more chunks follow</text:span>. For example, number<text:span text:style-name="T266">s</text:span> 200 <text:span text:style-name="T266">and 100'000 are encoded as below. Each byte is separated with a space and bits are concatenated with a pipe. Chunks are shown in binary system. </text:span></text:p>
      <text:p text:style-name="P70"><draw:frame draw:style-name="fr4" draw:name="Obraz6" text:anchor-type="paragraph" svg:width="14.041cm" svg:height="4.521cm" draw:z-index="8"><draw:image xlink:href="../varint.png" xlink:type="simple" xlink:show="embed" xlink:actuate="onLoad"/></draw:frame><text:soft-page-break/></text:p>
      <text:p text:style-name="P70">Varint encoding was developed by Google and used in their serialization framework Protocol Buffers. <text:span text:style-name="T267">See their </text:span><text:a xlink:type="simple" xlink:href="https://developers.google.com/protocol-buffers/docs/encoding"><text:span text:style-name="T267">website</text:span></text:a><text:span text:style-name="T267"> for a communicable explanation. </text:span></text:p>
      <text:p text:style-name="P69"/>
      <text:p text:style-name="P69"/>
      <text:p text:style-name="P8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5">McKusi84: Marshall Kirk Mckusick, William N. Joy, Samuel J. Leffler, Robert S. Fabry, A Fast File System for UNIX, 1984</text:p>
          <text:p text:style-name="P85">Twee00: Steven Tweedie, EXT3, Journaling Filesystem, 2000, http://olstrans.sourceforge.net/release/OLS2000-ext3/OLS2000-ext3.html</text:p>
          <text:p text:style-name="P85">OSTEP: Remzi H. Arpaci-Dusseau, Andrea C. Arpaci-Dusseau, Operating Systems: Three Easy Pieces, </text:p>
          <text:p text:style-name="P85">Rodeh12: Ohad Rodeh, BTRFS: The Linux B-tree Filesystem, 2012</text:p>
          <text:p text:style-name="P85">ZFS: Jeff Bonwick, Bill Moore, ZFS: The Last Word in File Systems, , </text:p>
          <text:p text:style-name="P85">Agraw07: Nitin Agrawal, William J. Bolosky, John R. Douceur, Jacob R. Lorch, A Five-Year Study of File-System Metadata, 2007</text:p>
          <text:p text:style-name="P85">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Arial, Helvetica, 'Nimbus Sans L', sans-serif"/>
    <style:font-face style:name="Lohit Hindi1" svg:font-family="'Lohit Hindi'"/>
    <style:font-face style:name="OpenSymbol" svg:font-family="OpenSymbol"/>
    <style:font-face style:name="Times New Roman1" svg:font-family="'Times New Roman'"/>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8:11:55.681711421">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0H11M39S</meta:editing-duration>
    <meta:editing-cycles>711</meta:editing-cycles>
    <meta:generator>LibreOffice/4.2.8.2$Linux_X86_64 LibreOffice_project/420m0$Build-2</meta:generator>
    <dc:date>2015-09-24T18:11:55.477478793</dc:date>
    <meta:document-statistic meta:table-count="0" meta:image-count="6" meta:object-count="3" meta:page-count="12" meta:paragraph-count="97" meta:word-count="4724" meta:character-count="29148" meta:non-whitespace-character-count="24435"/>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